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681c" officeooo:paragraph-rsid="0016681c"/>
    </style:style>
    <style:style style:name="P2" style:family="paragraph" style:parent-style-name="Standard">
      <style:text-properties officeooo:paragraph-rsid="0016681c"/>
    </style:style>
    <style:style style:name="P3" style:family="paragraph" style:parent-style-name="Standard">
      <style:text-properties officeooo:rsid="0018c29e" officeooo:paragraph-rsid="0018c29e"/>
    </style:style>
    <style:style style:name="P4" style:family="paragraph" style:parent-style-name="Text_20_body">
      <style:text-properties officeooo:rsid="001c1d91" officeooo:paragraph-rsid="001c1d91"/>
    </style:style>
    <style:style style:name="P5" style:family="paragraph" style:parent-style-name="Text_20_body">
      <style:text-properties officeooo:rsid="001e93bd" officeooo:paragraph-rsid="001e93bd"/>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Heading_20_1">
      <style:text-properties style:text-underline-style="solid" style:text-underline-width="auto" style:text-underline-color="font-color" fo:font-weight="bold" style:font-weight-asian="bold" style:font-weight-complex="bold"/>
    </style:style>
    <style:style style:name="P9" style:family="paragraph" style:parent-style-name="Heading_20_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Header" style:master-page-name="">
      <style:paragraph-properties fo:margin-left="-1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20286a" officeooo:paragraph-rsid="0020286a"/>
    </style:style>
    <style:style style:name="P11" style:family="paragraph" style:parent-style-name="Header" style:master-page-name="">
      <style:paragraph-properties fo:margin-left="-1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20286a" officeooo:paragraph-rsid="0020286a"/>
    </style:style>
    <style:style style:name="T1" style:family="text">
      <style:text-properties officeooo:rsid="0018c29e"/>
    </style:style>
    <style:style style:name="T2" style:family="text">
      <style:text-properties officeooo:rsid="00190e0b"/>
    </style:style>
    <style:style style:name="T3" style:family="text">
      <style:text-properties officeooo:rsid="001c1d91"/>
    </style:style>
    <style:style style:name="T4" style:family="text">
      <style:text-properties officeooo:rsid="00234c65"/>
    </style:style>
    <style:style style:name="T5" style:family="text">
      <style:text-properties officeooo:rsid="00242563"/>
    </style:style>
    <style:style style:name="T6" style:family="text">
      <style:text-properties officeooo:rsid="00249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el utilisateur</text:p>
      <text:p text:style-name="P1"/>
      <text:p text:style-name="P1"/>
      <text:h text:style-name="Heading_20_1" text:outline-level="1"/>
      <text:h text:style-name="P8" text:outline-level="1">I – Description du jeu </text:h>
      <text:p text:style-name="P1"/>
      <text:p text:style-name="P1">Ce jeu est un jeu du serpent (snake) type curvytron. Vous <text:span text:style-name="T4">contrôlez</text:span> un serpent qui grandi tout au long du temps, et qui doit faire attention à ne pas rentrer en collision avec un bord du jeu, ou alors avec lui même sinon se mange lui même.</text:p>
      <text:p text:style-name="P1">Attention toute fois, la queue du serpent ne bouge pas ! Il faudra donc faire attention à ne pas se bloquer soit même rapidement.</text:p>
      <text:p text:style-name="P1">Ce jeu n'est pas encore optimiser pour jouer à plusieurs, cependant il est parfaitement jouable en solo.</text:p>
      <text:p text:style-name="P1"/>
      <text:p text:style-name="P1"/>
      <text:h text:style-name="P9" text:outline-level="1">II – Comment jouer ?</text:h>
      <text:p text:style-name="P1"/>
      <text:p text:style-name="P1">Au lancement du jeu, il vous sera demander si vous souhaiter jouer solo ou <text:span text:style-name="T4">multijoueur.</text:span></text:p>
      <text:p text:style-name="P1">Répondre par la touche « Y » activera le mode <text:span text:style-name="T4">multijoueur</text:span>, qui permettra de jouer à deux</text:p>
      <text:p text:style-name="P1">Sinon, répondre par la touche « N », ou appuyer sur une autre touche pour <text:span text:style-name="T4">démarrer</text:span> une partie solo.</text:p>
      <text:p text:style-name="P1"/>
      <text:h text:style-name="Heading_20_2" text:outline-level="2"><text:span text:style-name="T2">M</text:span>ode solo : </text:h>
      <text:p text:style-name="P1"/>
      <text:p text:style-name="P1">Ce jeu du snake, type curvytron, se joue avec les touches fléché : Gauche et Droite, afin de faire tourner le serpent lorsqu'il grandi. </text:p>
      <text:p text:style-name="P1">Tout au long de la partie, le serpent pourra manger des bonus, qui lui permettrons <text:span text:style-name="T4">d’accélérer</text:span>, de changer de forme, de taille, mais même de pouvoir se retrouver dans un snake classique.</text:p>
      <text:p text:style-name="P1"/>
      <text:p text:style-name="P1">- Mode curvytron : touche Gauche et Droite pour faire tourner le serpent</text:p>
      <text:p text:style-name="P1">- Mode Snake classique : Les touches fléchées : Haut, Bas, Gauche, Droite</text:p>
      <text:p text:style-name="P1"><text:tab/><text:tab/>suivant le déplacement du serpent.</text:p>
      <text:p text:style-name="P1"/>
      <text:p text:style-name="P1">Le but du jeu sera de survivre le plus longtemps <text:span text:style-name="T4">possible.</text:span></text:p>
      <text:p text:style-name="P1">Attention cependant, les bonus peuvent parfois vous compliquer la vie !</text:p>
      <text:p text:style-name="P2"/>
      <text:h text:style-name="P6" text:outline-level="2"/>
      <text:h text:style-name="P7" text:outline-level="2"><text:span text:style-name="T1">M</text:span>ode multijoueur : </text:h>
      <text:p text:style-name="P1"/>
      <text:p text:style-name="P1">Ce jeu n'est pas optimiser pour jouer à deux. Cependant, vous pourrez jouer avec une autre personne (soit deux joueurs en tout), et tout comme dans le mode solo, il faudra tenir le plus longtemps possible, en essayant de faire mourir son adversaire.</text:p>
      <text:p text:style-name="P1"/>
      <text:p text:style-name="P3">Les touches pour le joueur 1 sont identique au mode solo. Il devra utiliser les touches fléchées et appuyer sur les bonnes touches suivant son mode (curvytron ou classique).</text:p>
      <text:p text:style-name="P3"/>
      <text:p text:style-name="P3">Le joueur 2 devra utiliser les touches Z, Q, S et D</text:p>
      <text:p text:style-name="P3">en mode curvytron, il n'aura besoin que des touches S (gauche) et D (droite)</text:p>
      <text:p text:style-name="P3">en mode Snake classique, il devra utiliser « Z » (Haut), « S » (Bas), S (gauche) et D (Droite)</text:p>
      <text:p text:style-name="P3"/>
      <text:p text:style-name="P3"/>
      <text:p text:style-name="P3"/>
      <text:p text:style-name="P3"/>
      <text:h text:style-name="Heading_20_3" text:outline-level="3">Les Bonus : </text:h>
      <text:p text:style-name="Text_20_body"/>
      <text:p text:style-name="Standard">Dans ce jeu, ils sont au nombre de <text:span text:style-name="T3">4</text:span>, et ont chacun des actions <text:span text:style-name="T5">différentes.</text:span></text:p>
      <text:p text:style-name="Standard"/>
      <text:p text:style-name="Standard">-<text:span text:style-name="T3">Le boostSpeed : symboliser par un hérisson bleu, il augmentera la vitesse de votre serpent.</text:span></text:p>
      <text:p text:style-name="Standard"/>
      <text:p text:style-name="Standard">-<text:span text:style-name="T3">Le boostSize : symboliser par deux fléchés, il augmentera la taille de votre serpent.</text:span></text:p>
      <text:p text:style-name="Standard"/>
      <text:p text:style-name="Standard">-<text:span text:style-name="T3">Le boostForme : symboliser par des figures géométriques, ils vous permettent de changer la forme de chaque partie de votre serpent (rond, carré, …)</text:span></text:p>
      <text:p text:style-name="Standard"/>
      <text:p text:style-name="Standard">-<text:span text:style-name="T3">Le boostTransformSnake : symboliser par un logo S, il changera votre serpent en mode Serpent classique si vous êtes un curvytron, et inversement, si vous êtes un serpent classique, vous passerez en curvytron.</text:span></text:p>
      <text:p text:style-name="P4"/>
      <text:p text:style-name="P5">Les deux derniers bonus sont réversible (C'est à dire que manger deux bonus identique vous annulera le premier<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1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20286a" officeooo:paragraph-rsid="0020286a"/>
    </style:style>
    <style:page-layout style:name="Mpm1">
      <style:page-layout-properties fo:page-width="21.001cm" fo:page-height="29.7cm" style:num-format="1" style:print-orientation="portrait" fo:margin-top="0.1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09cm" fo:margin-left="0.064cm" fo:margin-right="0.002cm" fo:margin-bottom="0.499cm"/>
      </style:header-style>
      <style:footer-style/>
    </style:page-layout>
  </office:automatic-styles>
  <office:master-styles>
    <style:master-page style:name="Standard" style:page-layout-name="Mpm1">
      <style:header>
        <text:p text:style-name="MP1">SHAFIE Ichem</text:p>
        <text:p text:style-name="MP1">BADUEL Tho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7-01-13T02:43:29.870160674</meta:creation-date>
    <dc:date>2017-01-13T03:09:16.096381917</dc:date>
    <dc:creator>Thomas </dc:creator>
    <meta:editing-duration>PT25M40S</meta:editing-duration>
    <meta:editing-cycles>15</meta:editing-cycles>
    <meta:generator>LibreOffice/4.3.3.2$Linux_X86_64 LibreOffice_project/430m0$Build-2</meta:generator>
    <meta:document-statistic meta:table-count="0" meta:image-count="0" meta:object-count="0" meta:page-count="2" meta:paragraph-count="32" meta:word-count="508" meta:character-count="2873" meta:non-whitespace-character-count="2388"/>
  </office:meta>
</office:document-meta>
</file>